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bcd1"/>
    </style:style>
    <style:style style:name="P2" style:family="paragraph" style:parent-style-name="Standard">
      <style:text-properties officeooo:rsid="000bbcd1" officeooo:paragraph-rsid="000bbcd1"/>
    </style:style>
    <style:style style:name="P3" style:family="paragraph" style:parent-style-name="Standard">
      <style:paragraph-properties fo:text-align="center" style:justify-single-word="false"/>
      <style:text-properties fo:font-weight="bold" officeooo:rsid="000bbcd1" officeooo:paragraph-rsid="000bbcd1" style:font-weight-asian="bold" style:font-weight-complex="bold"/>
    </style:style>
    <style:style style:name="P4" style:family="paragraph" style:parent-style-name="Standard">
      <style:paragraph-properties fo:text-align="center" style:justify-single-word="false"/>
      <style:text-properties fo:font-weight="bold" officeooo:rsid="0011ee91" officeooo:paragraph-rsid="0011ee91" style:font-weight-asian="bold" style:font-weight-complex="bold"/>
    </style:style>
    <style:style style:name="P5" style:family="paragraph" style:parent-style-name="Standard">
      <style:paragraph-properties fo:text-align="center" style:justify-single-word="false"/>
      <style:text-properties fo:font-weight="bold" officeooo:rsid="00134d3c" officeooo:paragraph-rsid="00134d3c" style:font-weight-asian="bold" style:font-weight-complex="bold"/>
    </style:style>
    <style:style style:name="P6" style:family="paragraph" style:parent-style-name="Standard">
      <style:paragraph-properties fo:text-align="center" style:justify-single-word="false"/>
      <style:text-properties fo:font-weight="bold" officeooo:rsid="00134d3c" officeooo:paragraph-rsid="00169332" style:font-weight-asian="bold" style:font-weight-complex="bold"/>
    </style:style>
    <style:style style:name="P7" style:family="paragraph" style:parent-style-name="Standard">
      <style:paragraph-properties fo:text-align="center" style:justify-single-word="false"/>
      <style:text-properties fo:font-weight="bold" officeooo:rsid="001478c6" officeooo:paragraph-rsid="001478c6" style:font-weight-asian="bold" style:font-weight-complex="bold"/>
    </style:style>
    <style:style style:name="P8" style:family="paragraph" style:parent-style-name="Standard">
      <style:paragraph-properties fo:text-align="start" style:justify-single-word="false"/>
      <style:text-properties fo:font-weight="bold" officeooo:rsid="001871f7" officeooo:paragraph-rsid="001871f7" style:font-weight-asian="bold" style:font-weight-complex="bold"/>
    </style:style>
    <style:style style:name="P9" style:family="paragraph" style:parent-style-name="Standard">
      <style:paragraph-properties fo:text-align="center" style:justify-single-word="false"/>
      <style:text-properties fo:font-weight="bold" officeooo:rsid="001871f7" officeooo:paragraph-rsid="001871f7" style:font-weight-asian="bold" style:font-weight-complex="bold"/>
    </style:style>
    <style:style style:name="P10" style:family="paragraph" style:parent-style-name="Standard">
      <style:paragraph-properties fo:text-align="center" style:justify-single-word="false"/>
      <style:text-properties fo:font-weight="bold" officeooo:rsid="001a4875" officeooo:paragraph-rsid="001a4875" style:font-weight-asian="bold" style:font-weight-complex="bold"/>
    </style:style>
    <style:style style:name="P11" style:family="paragraph" style:parent-style-name="Standard">
      <style:paragraph-properties fo:text-align="start" style:justify-single-word="false"/>
      <style:text-properties fo:font-weight="normal" officeooo:rsid="000bbcd1" officeooo:paragraph-rsid="000bbcd1" style:font-weight-asian="normal" style:font-weight-complex="normal"/>
    </style:style>
    <style:style style:name="P12" style:family="paragraph" style:parent-style-name="Standard">
      <style:paragraph-properties fo:text-align="center" style:justify-single-word="false"/>
      <style:text-properties fo:font-weight="normal" officeooo:rsid="0011ee91" officeooo:paragraph-rsid="0011ee91" style:font-weight-asian="normal" style:font-weight-complex="normal"/>
    </style:style>
    <style:style style:name="P13" style:family="paragraph" style:parent-style-name="Standard">
      <style:paragraph-properties fo:text-align="center" style:justify-single-word="false"/>
      <style:text-properties style:text-underline-style="solid" style:text-underline-width="auto" style:text-underline-color="font-color" fo:font-weight="normal" officeooo:rsid="000c9fbe" officeooo:paragraph-rsid="000c9fbe" style:font-weight-asian="normal" style:font-weight-complex="normal"/>
    </style:style>
    <style:style style:name="P14" style:family="paragraph" style:parent-style-name="Standard">
      <style:paragraph-properties fo:text-align="start" style:justify-single-word="false"/>
      <style:text-properties officeooo:rsid="0010651b" officeooo:paragraph-rsid="0010651b"/>
    </style:style>
    <style:style style:name="P15" style:family="paragraph" style:parent-style-name="Standard">
      <style:paragraph-properties fo:text-align="center" style:justify-single-word="false"/>
      <style:text-properties officeooo:rsid="0010651b" officeooo:paragraph-rsid="0010651b"/>
    </style:style>
    <style:style style:name="P16" style:family="paragraph" style:parent-style-name="Preformatted_20_Text">
      <style:paragraph-properties fo:text-align="center" style:justify-single-word="false"/>
      <style:text-properties style:font-name="Liberation Serif" fo:font-size="12pt" fo:font-weight="bold" officeooo:rsid="0024a6c5" officeooo:paragraph-rsid="0024a6c5"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style:font-name="Liberation Serif" fo:font-size="12pt" fo:font-weight="bold" officeooo:rsid="002de243" officeooo:paragraph-rsid="002de243" style:font-size-asian="12pt" style:font-weight-asian="bold" style:font-size-complex="12pt" style:font-weight-complex="bold"/>
    </style:style>
    <style:style style:name="P18" style:family="paragraph" style:parent-style-name="Preformatted_20_Text">
      <style:paragraph-properties fo:text-align="center" style:justify-single-word="false"/>
      <style:text-properties style:font-name="Liberation Serif" fo:font-size="12pt" fo:font-weight="normal" officeooo:rsid="001ba429" officeooo:paragraph-rsid="001ba429" style:font-size-asian="12pt" style:font-weight-asian="normal" style:font-size-complex="12pt" style:font-weight-complex="normal"/>
    </style:style>
    <style:style style:name="P19" style:family="paragraph" style:parent-style-name="Preformatted_20_Text">
      <style:paragraph-properties fo:text-align="start" style:justify-single-word="false"/>
      <style:text-properties style:font-name="Liberation Serif" fo:font-size="12pt" fo:font-weight="normal" officeooo:rsid="002c0944" officeooo:paragraph-rsid="002c0944" style:font-size-asian="12pt" style:font-weight-asian="normal" style:font-size-complex="12pt" style:font-weight-complex="normal"/>
    </style:style>
    <style:style style:name="P20" style:family="paragraph" style:parent-style-name="Preformatted_20_Text" style:list-style-name="L9">
      <style:paragraph-properties fo:text-align="start" style:justify-single-word="false"/>
      <style:text-properties fo:font-weight="bold" officeooo:rsid="001ba429" officeooo:paragraph-rsid="001ba429" style:font-weight-asian="bold" style:font-weight-complex="bold"/>
    </style:style>
    <style:style style:name="P21" style:family="paragraph" style:parent-style-name="Preformatted_20_Text" style:list-style-name="L10">
      <style:paragraph-properties fo:text-align="start" style:justify-single-word="false"/>
      <style:text-properties style:font-name="Liberation Serif" fo:font-size="12pt" fo:font-weight="normal" officeooo:rsid="0024a6c5" officeooo:paragraph-rsid="0024a6c5" style:font-size-asian="12pt" style:font-weight-asian="normal" style:font-size-complex="12pt" style:font-weight-complex="normal"/>
    </style:style>
    <style:style style:name="P22" style:family="paragraph" style:parent-style-name="Preformatted_20_Text" style:list-style-name="L10">
      <style:paragraph-properties fo:text-align="start" style:justify-single-word="false"/>
      <style:text-properties style:font-name="Liberation Serif" fo:font-size="12pt" fo:font-weight="normal" officeooo:rsid="0025023a" officeooo:paragraph-rsid="0025023a" style:font-size-asian="12pt" style:font-weight-asian="normal" style:font-size-complex="12pt" style:font-weight-complex="normal"/>
    </style:style>
    <style:style style:name="P23" style:family="paragraph" style:parent-style-name="Preformatted_20_Text" style:list-style-name="L10">
      <style:paragraph-properties fo:text-align="start" style:justify-single-word="false"/>
      <style:text-properties style:font-name="Liberation Serif" fo:font-size="12pt" fo:font-weight="normal" officeooo:rsid="0028061a" officeooo:paragraph-rsid="0028061a" style:font-size-asian="12pt" style:font-weight-asian="normal" style:font-size-complex="12pt" style:font-weight-complex="normal"/>
    </style:style>
    <style:style style:name="P24" style:family="paragraph" style:parent-style-name="Preformatted_20_Text" style:list-style-name="L11">
      <style:paragraph-properties fo:text-align="start" style:justify-single-word="false"/>
      <style:text-properties style:font-name="Liberation Serif" fo:font-size="12pt" fo:font-weight="normal" officeooo:rsid="0028b819" officeooo:paragraph-rsid="0028b819" style:font-size-asian="12pt" style:font-weight-asian="normal" style:font-size-complex="12pt" style:font-weight-complex="normal"/>
    </style:style>
    <style:style style:name="P25" style:family="paragraph" style:parent-style-name="Preformatted_20_Text" style:list-style-name="L12">
      <style:paragraph-properties fo:text-align="start" style:justify-single-word="false"/>
      <style:text-properties style:font-name="Liberation Serif" fo:font-size="12pt" fo:font-weight="normal" officeooo:rsid="0028b819" officeooo:paragraph-rsid="0028b819" style:font-size-asian="12pt" style:font-weight-asian="normal" style:font-size-complex="12pt" style:font-weight-complex="normal"/>
    </style:style>
    <style:style style:name="P26" style:family="paragraph" style:parent-style-name="Preformatted_20_Text" style:list-style-name="L13">
      <style:paragraph-properties fo:text-align="start" style:justify-single-word="false"/>
      <style:text-properties style:font-name="Liberation Serif" fo:font-size="12pt" fo:font-weight="normal" officeooo:rsid="002aca4c" officeooo:paragraph-rsid="002aca4c" style:font-size-asian="12pt" style:font-weight-asian="normal" style:font-size-complex="12pt" style:font-weight-complex="normal"/>
    </style:style>
    <style:style style:name="P27" style:family="paragraph" style:parent-style-name="Preformatted_20_Text" style:list-style-name="L13">
      <style:paragraph-properties fo:text-align="start" style:justify-single-word="false"/>
      <style:text-properties style:font-name="Liberation Serif" fo:font-size="12pt" fo:font-weight="normal" officeooo:rsid="002c0944" officeooo:paragraph-rsid="002c0944" style:font-size-asian="12pt" style:font-weight-asian="normal" style:font-size-complex="12pt" style:font-weight-complex="normal"/>
    </style:style>
    <style:style style:name="P28" style:family="paragraph" style:parent-style-name="Preformatted_20_Text" style:list-style-name="L14">
      <style:paragraph-properties fo:text-align="start" style:justify-single-word="false"/>
      <style:text-properties style:font-name="Liberation Serif" fo:font-size="12pt" fo:font-weight="normal" officeooo:rsid="002fafe3" officeooo:paragraph-rsid="002fafe3" style:font-size-asian="12pt" style:font-weight-asian="normal" style:font-size-complex="12pt" style:font-weight-complex="normal"/>
    </style:style>
    <style:style style:name="P29" style:family="paragraph" style:parent-style-name="Preformatted_20_Text" style:list-style-name="L14">
      <style:paragraph-properties fo:text-align="start" style:justify-single-word="false"/>
      <style:text-properties style:font-name="Liberation Serif" fo:font-size="12pt" fo:font-weight="normal" officeooo:rsid="0030f5db" officeooo:paragraph-rsid="0030f5db" style:font-size-asian="12pt" style:font-weight-asian="normal" style:font-size-complex="12pt" style:font-weight-complex="normal"/>
    </style:style>
    <style:style style:name="P30" style:family="paragraph" style:parent-style-name="Preformatted_20_Text" style:list-style-name="L14">
      <style:paragraph-properties fo:text-align="start" style:justify-single-word="false"/>
      <style:text-properties style:font-name="Liberation Serif" fo:font-size="12pt" fo:font-weight="normal" officeooo:rsid="0030f5db" officeooo:paragraph-rsid="0032a053" style:font-size-asian="12pt" style:font-weight-asian="normal" style:font-size-complex="12pt" style:font-weight-complex="normal"/>
    </style:style>
    <style:style style:name="P31" style:family="paragraph" style:parent-style-name="Preformatted_20_Text" style:list-style-name="L11">
      <style:paragraph-properties fo:text-align="start" style:justify-single-word="false"/>
      <style:text-properties style:font-name="Liberation Serif" fo:font-size="12pt" fo:font-weight="bold" officeooo:rsid="0028b819" officeooo:paragraph-rsid="0028b819" style:font-size-asian="12pt" style:font-weight-asian="bold" style:font-size-complex="12pt" style:font-weight-complex="bold"/>
    </style:style>
    <style:style style:name="P32" style:family="paragraph" style:parent-style-name="Preformatted_20_Text" style:list-style-name="L11">
      <style:paragraph-properties fo:text-align="start" style:justify-single-word="false"/>
      <style:text-properties style:font-name="Liberation Serif" fo:font-size="12pt" fo:font-weight="bold" officeooo:rsid="0028b819" officeooo:paragraph-rsid="002952be" style:font-size-asian="12pt" style:font-weight-asian="bold" style:font-size-complex="12pt" style:font-weight-complex="bold"/>
    </style:style>
    <style:style style:name="P33" style:family="paragraph" style:parent-style-name="Preformatted_20_Text" style:list-style-name="L11">
      <style:paragraph-properties fo:text-align="start" style:justify-single-word="false"/>
      <style:text-properties style:font-name="Liberation Serif" fo:font-size="12pt" fo:font-weight="bold" officeooo:paragraph-rsid="0028b819" style:font-size-asian="12pt" style:font-weight-asian="bold" style:font-size-complex="12pt" style:font-weight-complex="bold"/>
    </style:style>
    <style:style style:name="P34" style:family="paragraph" style:parent-style-name="Preformatted_20_Text" style:list-style-name="L13">
      <style:paragraph-properties fo:text-align="start" style:justify-single-word="false"/>
      <style:text-properties style:font-name="Liberation Serif" fo:font-size="12pt" fo:font-weight="bold" officeooo:rsid="002952be" officeooo:paragraph-rsid="002952be" style:font-size-asian="12pt" style:font-weight-asian="bold" style:font-size-complex="12pt" style:font-weight-complex="bold"/>
    </style:style>
    <style:style style:name="P35" style:family="paragraph" style:parent-style-name="Preformatted_20_Text" style:list-style-name="L13">
      <style:paragraph-properties fo:text-align="start" style:justify-single-word="false"/>
      <style:text-properties style:font-name="Liberation Serif" fo:font-size="12pt" fo:font-weight="bold" officeooo:rsid="002aca4c" officeooo:paragraph-rsid="002aca4c" style:font-size-asian="12pt" style:font-weight-asian="bold" style:font-size-complex="12pt" style:font-weight-complex="bold"/>
    </style:style>
    <style:style style:name="P36" style:family="paragraph" style:parent-style-name="Preformatted_20_Text" style:list-style-name="L13">
      <style:paragraph-properties fo:text-align="start" style:justify-single-word="false"/>
      <style:text-properties style:font-name="Liberation Serif" fo:font-size="12pt" fo:font-weight="bold" officeooo:rsid="002c0944" officeooo:paragraph-rsid="002c0944" style:font-size-asian="12pt" style:font-weight-asian="bold" style:font-size-complex="12pt" style:font-weight-complex="bold"/>
    </style:style>
    <style:style style:name="P37" style:family="paragraph" style:parent-style-name="Preformatted_20_Text" style:list-style-name="L14">
      <style:paragraph-properties fo:text-align="start" style:justify-single-word="false"/>
      <style:text-properties style:font-name="Liberation Serif" fo:font-size="12pt" fo:font-weight="bold" officeooo:rsid="002de243" officeooo:paragraph-rsid="002fafe3" style:font-size-asian="12pt" style:font-weight-asian="bold" style:font-size-complex="12pt" style:font-weight-complex="bold"/>
    </style:style>
    <style:style style:name="P38" style:family="paragraph" style:parent-style-name="Preformatted_20_Text" style:list-style-name="L14">
      <style:paragraph-properties fo:text-align="start" style:justify-single-word="false"/>
      <style:text-properties style:font-name="Liberation Serif" fo:font-size="12pt" fo:font-weight="bold" officeooo:rsid="002fafe3" officeooo:paragraph-rsid="002fafe3" style:font-size-asian="12pt" style:font-weight-asian="bold" style:font-size-complex="12pt" style:font-weight-complex="bold"/>
    </style:style>
    <style:style style:name="P39" style:family="paragraph" style:parent-style-name="Standard" style:list-style-name="L1">
      <style:paragraph-properties fo:text-align="start" style:justify-single-word="false"/>
      <style:text-properties fo:font-weight="normal" officeooo:rsid="000bbcd1" officeooo:paragraph-rsid="000bbcd1" style:font-weight-asian="normal" style:font-weight-complex="normal"/>
    </style:style>
    <style:style style:name="P40" style:family="paragraph" style:parent-style-name="Standard" style:list-style-name="L1">
      <style:paragraph-properties fo:text-align="start" style:justify-single-word="false"/>
      <style:text-properties fo:font-weight="normal" officeooo:rsid="000c9fbe" officeooo:paragraph-rsid="000c9fbe" style:font-weight-asian="normal" style:font-weight-complex="normal"/>
    </style:style>
    <style:style style:name="P41" style:family="paragraph" style:parent-style-name="Standard" style:list-style-name="L1">
      <style:text-properties fo:font-weight="normal" officeooo:rsid="000d80ba" officeooo:paragraph-rsid="000d80ba" style:font-weight-asian="normal" style:font-weight-complex="normal"/>
    </style:style>
    <style:style style:name="P42" style:family="paragraph" style:parent-style-name="Standard" style:list-style-name="L1">
      <style:text-properties fo:font-weight="normal" officeooo:rsid="000f3ef6" officeooo:paragraph-rsid="000f3ef6" style:font-weight-asian="normal" style:font-weight-complex="normal"/>
    </style:style>
    <style:style style:name="P43" style:family="paragraph" style:parent-style-name="Standard" style:list-style-name="L2">
      <style:paragraph-properties fo:text-align="start" style:justify-single-word="false"/>
      <style:text-properties fo:font-weight="normal" officeooo:rsid="0011ee91" officeooo:paragraph-rsid="0011ee91" style:font-weight-asian="normal" style:font-weight-complex="normal"/>
    </style:style>
    <style:style style:name="P44" style:family="paragraph" style:parent-style-name="Standard" style:list-style-name="L1">
      <style:paragraph-properties fo:text-align="start" style:justify-single-word="false"/>
      <style:text-properties officeooo:rsid="000c9fbe" officeooo:paragraph-rsid="000c9fbe"/>
    </style:style>
    <style:style style:name="P45" style:family="paragraph" style:parent-style-name="Standard" style:list-style-name="L1">
      <style:text-properties officeooo:rsid="000d36bb" officeooo:paragraph-rsid="000d36bb"/>
    </style:style>
    <style:style style:name="P46" style:family="paragraph" style:parent-style-name="Standard" style:list-style-name="L1">
      <style:text-properties officeooo:rsid="000d80ba" officeooo:paragraph-rsid="000d80ba"/>
    </style:style>
    <style:style style:name="P47" style:family="paragraph" style:parent-style-name="Standard" style:list-style-name="L1">
      <style:paragraph-properties fo:text-align="start" style:justify-single-word="false"/>
      <style:text-properties officeooo:paragraph-rsid="000f3ef6"/>
    </style:style>
    <style:style style:name="P48" style:family="paragraph" style:parent-style-name="Standard" style:list-style-name="L1">
      <style:paragraph-properties fo:text-align="start" style:justify-single-word="false"/>
      <style:text-properties officeooo:paragraph-rsid="0010651b"/>
    </style:style>
    <style:style style:name="P49" style:family="paragraph" style:parent-style-name="Standard" style:list-style-name="L1">
      <style:paragraph-properties fo:text-align="start" style:justify-single-word="false"/>
      <style:text-properties officeooo:rsid="0010651b" officeooo:paragraph-rsid="0010651b"/>
    </style:style>
    <style:style style:name="P50" style:family="paragraph" style:parent-style-name="Standard" style:list-style-name="L2">
      <style:paragraph-properties fo:text-align="start" style:justify-single-word="false"/>
      <style:text-properties fo:font-weight="bold" officeooo:rsid="0011ee91" officeooo:paragraph-rsid="0011ee91" style:font-weight-asian="bold" style:font-weight-complex="bold"/>
    </style:style>
    <style:style style:name="P51" style:family="paragraph" style:parent-style-name="Standard" style:list-style-name="L3">
      <style:paragraph-properties fo:text-align="start" style:justify-single-word="false"/>
      <style:text-properties fo:font-weight="bold" officeooo:rsid="0011ee91" officeooo:paragraph-rsid="0011ee91" style:font-weight-asian="bold" style:font-weight-complex="bold"/>
    </style:style>
    <style:style style:name="P52" style:family="paragraph" style:parent-style-name="Standard" style:list-style-name="L4">
      <style:paragraph-properties fo:text-align="start" style:justify-single-word="false"/>
      <style:text-properties fo:font-weight="bold" officeooo:rsid="00134d3c" officeooo:paragraph-rsid="00134d3c" style:font-weight-asian="bold" style:font-weight-complex="bold"/>
    </style:style>
    <style:style style:name="P53" style:family="paragraph" style:parent-style-name="Standard" style:list-style-name="L5">
      <style:paragraph-properties fo:text-align="start" style:justify-single-word="false"/>
      <style:text-properties fo:font-weight="bold" officeooo:rsid="00134d3c" officeooo:paragraph-rsid="00134d3c" style:font-weight-asian="bold" style:font-weight-complex="bold"/>
    </style:style>
    <style:style style:name="P54" style:family="paragraph" style:parent-style-name="Standard" style:list-style-name="L6">
      <style:paragraph-properties fo:text-align="start" style:justify-single-word="false"/>
      <style:text-properties fo:font-weight="bold" officeooo:rsid="00134d3c" officeooo:paragraph-rsid="00169332" style:font-weight-asian="bold" style:font-weight-complex="bold"/>
    </style:style>
    <style:style style:name="P55" style:family="paragraph" style:parent-style-name="Standard" style:list-style-name="L6">
      <style:paragraph-properties fo:text-align="start" style:justify-single-word="false"/>
      <style:text-properties fo:font-weight="bold" officeooo:rsid="001478c6" officeooo:paragraph-rsid="001478c6" style:font-weight-asian="bold" style:font-weight-complex="bold"/>
    </style:style>
    <style:style style:name="P56" style:family="paragraph" style:parent-style-name="Standard" style:list-style-name="L7">
      <style:paragraph-properties fo:text-align="start" style:justify-single-word="false"/>
      <style:text-properties fo:font-weight="bold" officeooo:rsid="00169332" officeooo:paragraph-rsid="001871f7" style:font-weight-asian="bold" style:font-weight-complex="bold"/>
    </style:style>
    <style:style style:name="P57" style:family="paragraph" style:parent-style-name="Standard" style:list-style-name="L7">
      <style:paragraph-properties fo:text-align="start" style:justify-single-word="false"/>
      <style:text-properties fo:font-weight="bold" officeooo:rsid="001871f7" officeooo:paragraph-rsid="001871f7" style:font-weight-asian="bold" style:font-weight-complex="bold"/>
    </style:style>
    <style:style style:name="P58" style:family="paragraph" style:parent-style-name="Standard" style:list-style-name="L8">
      <style:paragraph-properties fo:text-align="start" style:justify-single-word="false"/>
      <style:text-properties fo:font-weight="bold" officeooo:rsid="001871f7" officeooo:paragraph-rsid="001871f7" style:font-weight-asian="bold" style:font-weight-complex="bold"/>
    </style:style>
    <style:style style:name="P59" style:family="paragraph" style:parent-style-name="Standard" style:list-style-name="L9">
      <style:paragraph-properties fo:text-align="start" style:justify-single-word="false"/>
      <style:text-properties fo:font-weight="bold" officeooo:rsid="001871f7" officeooo:paragraph-rsid="001a4875" style:font-weight-asian="bold" style:font-weight-complex="bold"/>
    </style:style>
    <style:style style:name="P60" style:family="paragraph" style:parent-style-name="Standard" style:list-style-name="L8">
      <style:paragraph-properties fo:text-align="start" style:justify-single-word="false"/>
      <style:text-properties fo:font-weight="bold" officeooo:rsid="00374c6c" officeooo:paragraph-rsid="00374c6c" style:font-weight-asian="bold" style:font-weight-complex="bold"/>
    </style:style>
    <style:style style:name="P61" style:family="paragraph" style:parent-style-name="Standard" style:list-style-name="L9">
      <style:paragraph-properties fo:text-align="start" style:justify-single-word="false"/>
      <style:text-properties fo:font-weight="bold" officeooo:rsid="001ba429" officeooo:paragraph-rsid="001ba42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c9fbe" style:font-weight-asian="normal" style:font-weight-complex="normal"/>
    </style:style>
    <style:style style:name="T3" style:family="text">
      <style:text-properties fo:font-weight="normal" officeooo:rsid="000d80ba" style:font-weight-asian="normal" style:font-weight-complex="normal"/>
    </style:style>
    <style:style style:name="T4" style:family="text">
      <style:text-properties fo:font-weight="normal" officeooo:rsid="000f3ef6" style:font-weight-asian="normal" style:font-weight-complex="normal"/>
    </style:style>
    <style:style style:name="T5" style:family="text">
      <style:text-properties fo:font-weight="normal" officeooo:rsid="0010651b" style:font-weight-asian="normal" style:font-weight-complex="normal"/>
    </style:style>
    <style:style style:name="T6" style:family="text">
      <style:text-properties fo:font-weight="normal" officeooo:rsid="00169332" style:font-weight-asian="normal" style:font-weight-complex="normal"/>
    </style:style>
    <style:style style:name="T7" style:family="text">
      <style:text-properties fo:font-weight="normal" officeooo:rsid="0016e38c" style:font-weight-asian="normal" style:font-weight-complex="normal"/>
    </style:style>
    <style:style style:name="T8" style:family="text">
      <style:text-properties fo:font-weight="normal" officeooo:rsid="001871f7" style:font-weight-asian="normal" style:font-weight-complex="normal"/>
    </style:style>
    <style:style style:name="T9" style:family="text">
      <style:text-properties fo:font-weight="normal" officeooo:rsid="001a4875" style:font-weight-asian="normal" style:font-weight-complex="normal"/>
    </style:style>
    <style:style style:name="T10" style:family="text">
      <style:text-properties fo:font-weight="normal" officeooo:rsid="002952be" style:font-weight-asian="normal" style:font-weight-complex="normal"/>
    </style:style>
    <style:style style:name="T11" style:family="text">
      <style:text-properties fo:font-weight="normal" officeooo:rsid="002f6e47" style:font-weight-asian="normal" style:font-weight-complex="normal"/>
    </style:style>
    <style:style style:name="T12" style:family="text">
      <style:text-properties fo:font-weight="normal" officeooo:rsid="002fafe3"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f3ef6" style:font-weight-asian="bold" style:font-weight-complex="bold"/>
    </style:style>
    <style:style style:name="T15" style:family="text">
      <style:text-properties fo:font-weight="bold" officeooo:rsid="0025023a" style:font-weight-asian="bold" style:font-weight-complex="bold"/>
    </style:style>
    <style:style style:name="T16" style:family="text">
      <style:text-properties fo:font-weight="bold" officeooo:rsid="002fafe3" style:font-weight-asian="bold" style:font-weight-complex="bold"/>
    </style:style>
    <style:style style:name="T17" style:family="text">
      <style:text-properties fo:font-weight="bold" officeooo:rsid="0032a053" style:font-weight-asian="bold" style:font-weight-complex="bold"/>
    </style:style>
    <style:style style:name="T18" style:family="text">
      <style:text-properties fo:font-weight="bold" officeooo:rsid="003ade22"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0c9fbe" style:font-style-asian="normal" style:font-style-complex="normal"/>
    </style:style>
    <style:style style:name="T22" style:family="text">
      <style:text-properties officeooo:rsid="000c9fbe"/>
    </style:style>
    <style:style style:name="T23" style:family="text">
      <style:text-properties officeooo:rsid="0010651b"/>
    </style:style>
    <style:style style:name="T24" style:family="text">
      <style:text-properties officeooo:rsid="00169332"/>
    </style:style>
    <style:style style:name="T25" style:family="text">
      <style:text-properties officeooo:rsid="0016e38c"/>
    </style:style>
    <style:style style:name="T26" style:family="text">
      <style:text-properties officeooo:rsid="0026faeb"/>
    </style:style>
    <style:style style:name="T27" style:family="text">
      <style:text-properties officeooo:rsid="0028061a"/>
    </style:style>
    <style:style style:name="T28" style:family="text">
      <style:text-properties style:font-name="Liberation Serif" fo:font-weight="normal" style:font-weight-asian="normal" style:font-weight-complex="normal"/>
    </style:style>
    <style:style style:name="T29" style:family="text">
      <style:text-properties style:font-name="Liberation Serif" fo:font-size="12pt" fo:font-weight="normal" style:font-size-asian="12pt" style:font-weight-asian="normal" style:font-size-complex="12pt" style:font-weight-complex="normal"/>
    </style:style>
    <style:style style:name="T30" style:family="text">
      <style:text-properties style:font-name="Liberation Serif" fo:font-size="12pt" style:font-size-asian="12pt" style:font-size-complex="12pt"/>
    </style:style>
    <style:style style:name="T31" style:family="text">
      <style:text-properties officeooo:rsid="0028b819"/>
    </style:style>
    <style:style style:name="T32" style:family="text">
      <style:text-properties officeooo:rsid="002952be"/>
    </style:style>
    <style:style style:name="T33" style:family="text">
      <style:text-properties officeooo:rsid="002c0944"/>
    </style:style>
    <style:style style:name="T34" style:family="text">
      <style:text-properties officeooo:rsid="002fafe3"/>
    </style:style>
    <style:style style:name="T35" style:family="text">
      <style:text-properties officeooo:rsid="0030f5db"/>
    </style:style>
    <style:style style:name="T36" style:family="text">
      <style:text-properties officeooo:rsid="0032a053"/>
    </style:style>
    <style:style style:name="T37" style:family="text">
      <style:text-properties officeooo:rsid="0038b14d"/>
    </style:style>
    <style:style style:name="T38" style:family="text">
      <style:text-properties officeooo:rsid="003ade22"/>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GIT Tutorial</text:p>
      <text:p text:style-name="P11"/>
      <text:p text:style-name="P1">Git config –global user.name “Anand Kumar”</text:p>
      <text:p text:style-name="P2">git config –global user.email “<text:a xlink:type="simple" xlink:href="mailto:singhanandkr94@gail.com" text:style-name="Internet_20_link" text:visited-style-name="Visited_20_Internet_20_Link">singhanandkr94@gail.com</text:a>”</text:p>
      <text:p text:style-name="P2">git config –list</text:p>
      <text:p text:style-name="P2">git help config/git config –help</text:p>
      <text:p text:style-name="P2"/>
      <text:p text:style-name="P3"><text:tab/>Intialize a Repository from existing code base</text:p>
      <text:p text:style-name="P13">i have employee_dir (folder) in my local m/c, i want to track it using git steps are</text:p>
      <text:p text:style-name="P13"/>
      <text:list xml:id="list2204188567" text:style-name="L1">
        <text:list-item>
          <text:p text:style-name="P39">whatever directory we want to track cd in that. i.e. cd employee_dir <text:span text:style-name="T22">stay in that directory</text:span></text:p>
        </text:list-item>
        <text:list-item>
          <text:p text:style-name="P39">Run command <text:span text:style-name="T13">git init</text:span><text:span text:style-name="T22"> </text:span>, after running this command msg <text:s/>will come like, intialized empty Git repository in <text:span text:style-name="T19">path</text:span><text:span text:style-name="T20">/to/the/folder/you/gave/</text:span><text:span text:style-name="T21">employee_dir/</text:span><text:span text:style-name="T20">.git</text:span> </text:p>
        </text:list-item>
        <text:list-item>
          <text:p text:style-name="P40">Now when will run ls -la, one exta folder will be inside that folder i.e. (employee_dir/.git)</text:p>
          <text:p text:style-name="P44"><text:span text:style-name="T2">N</text:span><text:span text:style-name="T1">ote: This .git directory contains everything that’s related to our repository so if we ever want to stop tracking our project with git, only thing do just remove .git folder (rm -rf .git)</text:span></text:p>
        </text:list-item>
        <text:list-item>
          <text:p text:style-name="P45">After then after run command <text:span text:style-name="T13">git status, </text:span><text:span text:style-name="T3">it will show untracked files.</text:span></text:p>
        </text:list-item>
        <text:list-item>
          <text:p text:style-name="P41">There are lot of files that contain personal preferences specific to our machine or our operating system they aren’t part of the code <text:s/>and we don’t want them to track in that case ignore these files.</text:p>
          <text:list>
            <text:list-item>
              <text:p text:style-name="P46"><text:span text:style-name="T1">To ignore these files create .gitignore file using command </text:span><text:span text:style-name="T13">touch .gitignore, </text:span><text:span text:style-name="T1">so git ignore is simply a text file where we can add files that we want git to ignore and we can also use wildcards i.e.</text:span></text:p>
              <text:p text:style-name="P41">.DS_Store</text:p>
              <text:p text:style-name="P41">.project</text:p>
              <text:p text:style-name="P41">*.pyc</text:p>
            </text:list-item>
            <text:list-item>
              <text:p text:style-name="P42">always commit .gitignore file so that repository should know always to ignore that files.</text:p>
            </text:list-item>
          </text:list>
        </text:list-item>
        <text:list-item>
          <text:p text:style-name="P42">There are three states that we need to know:</text:p>
          <text:list>
            <text:list-item>
              <text:p text:style-name="P42">Working Directory</text:p>
            </text:list-item>
            <text:list-item>
              <text:p text:style-name="P42">Staging Area</text:p>
            </text:list-item>
            <text:list-item>
              <text:p text:style-name="P42">Commited files</text:p>
            </text:list-item>
          </text:list>
        </text:list-item>
        <text:list-item>
          <text:p text:style-name="P47"><text:span text:style-name="T4">So untracked and modified files will be in our </text:span><text:span text:style-name="T14">working directory</text:span><text:span text:style-name="T4"> and we can see it when we will run </text:span><text:span text:style-name="T14">git status</text:span><text:span text:style-name="T4"> command</text:span></text:p>
        </text:list-item>
        <text:list-item>
          <text:p text:style-name="P49"><text:span text:style-name="T14">S</text:span><text:span text:style-name="T13">taging area</text:span><text:span text:style-name="T1"> is where we organize what we want to be commited to our repository, the reason for staging area is so that we can pick and choose what we want commited</text:span></text:p>
          <text:list>
            <text:list-item>
              <text:p text:style-name="P48"><text:span text:style-name="T5">T</text:span><text:span text:style-name="T23">o add untracked file to staging area use command:</text:span></text:p>
              <text:p text:style-name="P49">git add -A/git add filename <text:tab/></text:p>
            </text:list-item>
            <text:list-item>
              <text:p text:style-name="P49">To remove files from staging area command is:</text:p>
              <text:p text:style-name="P49">git reset/git reset filename</text:p>
            </text:list-item>
            <text:list-item>
              <text:p text:style-name="P49">To commit use command:</text:p>
              <text:p text:style-name="P49">git commit -m “your proper message”</text:p>
            </text:list-item>
            <text:list-item>
              <text:p text:style-name="P49">To see logs use command:</text:p>
              <text:p text:style-name="P49">git log</text:p>
            </text:list-item>
          </text:list>
        </text:list-item>
      </text:list>
      <text:p text:style-name="P14"/>
      <text:p text:style-name="P4">CLONING A REMOTE REPO OR WHEN WE WANT TO TRACK EXISTING REMOTE PROJECT WITH GIT</text:p>
      <text:list xml:id="list3598894883" text:style-name="L2">
        <text:list-item>
          <text:p text:style-name="P43">To clone git repo:</text:p>
          <text:p text:style-name="P50">git clone &lt;url&gt; &lt;where to clone&gt;</text:p>
          <text:p text:style-name="P43">i.e. <text:a xlink:type="simple" xlink:href="https://github.com/AK-171261/farmer-market.git" text:style-name="Internet_20_link" text:visited-style-name="Visited_20_Internet_20_Link">https://github.com/AK-171261/farmer-market.git</text:a> .</text:p>
        </text:list-item>
      </text:list>
      <text:p text:style-name="P12"/>
      <text:p text:style-name="P4"><text:tab/>VIEWING <text:s/>INFORMATION ABOUT REMOTE REPOSITORY</text:p>
      <text:list xml:id="list2774010551" text:style-name="L3">
        <text:list-item>
          <text:p text:style-name="P51"><text:soft-page-break/>git remote -v</text:p>
        </text:list-item>
        <text:list-item>
          <text:p text:style-name="P51">git branch -a</text:p>
        </text:list-item>
      </text:list>
      <text:p text:style-name="P5">PUSHING CHANGES</text:p>
      <text:p text:style-name="P5">COMMIT CHANGES LIKE WE DID PREVIOUSLY</text:p>
      <text:list xml:id="list1027597670" text:style-name="L4">
        <text:list-item>
          <text:p text:style-name="P52">git diff</text:p>
        </text:list-item>
        <text:list-item>
          <text:p text:style-name="P52">git status</text:p>
        </text:list-item>
        <text:list-item>
          <text:p text:style-name="P52">git add -A/git add filename</text:p>
        </text:list-item>
        <text:list-item>
          <text:p text:style-name="P52">git commit -m “Modified multiply function”</text:p>
        </text:list-item>
      </text:list>
      <text:p text:style-name="P5"/>
      <text:p text:style-name="P5">THEN PUSH</text:p>
      <text:list xml:id="list2429971532" text:style-name="L5">
        <text:list-item>
          <text:p text:style-name="P53">git pull origin master<text:tab/></text:p>
        </text:list-item>
        <text:list-item>
          <text:p text:style-name="P53">git push origin master <text:tab/></text:p>
        </text:list-item>
        <text:list-item>
          <text:p text:style-name="P53"/>
        </text:list-item>
      </text:list>
      <text:p text:style-name="P7">CREATE A BRANCH FOR DESIRED FEATURE</text:p>
      <text:p text:style-name="P7"/>
      <text:list xml:id="list3299263381" text:style-name="L6">
        <text:list-item>
          <text:p text:style-name="P55">git branch &lt;branch_name&gt;</text:p>
        </text:list-item>
        <text:list-item>
          <text:p text:style-name="P55">git checkout &lt;branch_name&gt;</text:p>
        </text:list-item>
        <text:list-item>
          <text:p text:style-name="P54">git commit -m “<text:span text:style-name="T24">added subtraction functionality</text:span>”, <text:span text:style-name="T6">it will commit changes to local branch on which work is done it will not reflect on local master branch or remote repository. </text:span></text:p>
        </text:list-item>
      </text:list>
      <text:p text:style-name="P6"/>
      <text:p text:style-name="P6"><text:tab/><text:span text:style-name="T24">AFTER COMMIT PUSH BRANCH TO REMOTE</text:span></text:p>
      <text:p text:style-name="P6"/>
      <text:list xml:id="list866799011" text:style-name="L7">
        <text:list-item>
          <text:p text:style-name="P56">git push -u origin &lt;branch_name&gt;, <text:span text:style-name="T7"><text:s/></text:span><text:span text:style-name="T25">u</text:span><text:span text:style-name="T7"> option just tells git that we want to associate our local created branch name i.e xyz (name of newly created branch) with the remote branch name so that in future instead of using </text:span>git push -u origin &lt;branch_name&gt; <text:span text:style-name="T8">directly use</text:span></text:p>
        </text:list-item>
        <text:list-item>
          <text:p text:style-name="P57">git push</text:p>
        </text:list-item>
        <text:list-item>
          <text:p text:style-name="P57">git pull</text:p>
        </text:list-item>
      </text:list>
      <text:p text:style-name="P15"><text:tab/></text:p>
      <text:p text:style-name="P9">MERGE A BRANCH</text:p>
      <text:list xml:id="list777212948" text:style-name="L8">
        <text:list-item>
          <text:p text:style-name="P58">git checkout main</text:p>
        </text:list-item>
        <text:list-item>
          <text:p text:style-name="P58">git pull origin main</text:p>
        </text:list-item>
        <text:list-item>
          <text:p text:style-name="P58">git branch –merged</text:p>
        </text:list-item>
        <text:list-item>
          <text:p text:style-name="P58">git merge &lt;branch_nm to merge with master&gt;</text:p>
        </text:list-item>
        <text:list-item>
          <text:p text:style-name="P60">git push origin main</text:p>
        </text:list-item>
      </text:list>
      <text:p text:style-name="P8"/>
      <text:p text:style-name="P10">DELETING A BRANCH</text:p>
      <text:list xml:id="list3896153255" text:style-name="L9">
        <text:list-item>
          <text:p text:style-name="P59">git branch –merged , <text:span text:style-name="T9">To check that everything sucessfully merged or not</text:span></text:p>
        </text:list-item>
        <text:list-item>
          <text:p text:style-name="P61">git branch -d &lt;branch_name&gt;, <text:span text:style-name="T1">it will delete that branch locally</text:span></text:p>
        </text:list-item>
        <text:list-item>
          <text:p text:style-name="P61">git branch -a</text:p>
        </text:list-item>
        <text:list-item>
          <text:p text:style-name="P20"><text:span text:style-name="Source_20_Text"><text:span text:style-name="T30">git push origin --delete remoteBranchName</text:span></text:span>, <text:span text:style-name="T28">i</text:span><text:span text:style-name="T29">t will drop that branch from remote repository too.<text:tab/></text:span></text:p>
        </text:list-item>
      </text:list>
      <text:p text:style-name="P18"/>
      <text:p text:style-name="P16">FIXING COMMON MISTAKES AND UNDOING BAD COMMITS</text:p>
      <text:p text:style-name="P16"/>
      <text:list xml:id="list1309823956" text:style-name="L10">
        <text:list-item>
          <text:p text:style-name="P21">To remove unwanted changes from f<text:span text:style-name="T33">i</text:span>le use command <text:span text:style-name="T13">git checkout &lt;filename&gt;</text:span></text:p>
        </text:list-item>
        <text:list-item>
          <text:p text:style-name="P21">To modify commit message from staging area <text:span text:style-name="T15">git commit –-amend -m “&lt;message&gt;”</text:span></text:p>
        </text:list-item>
        <text:list-item>
          <text:p text:style-name="P22">if we added new file and we want to commit that file with previous commit message than <text:span text:style-name="T38">first use add command</text:span><text:span text:style-name="T18"> git add &lt;that file name&gt;</text:span><text:span text:style-name="T38"> after that use command</text:span> <text:span text:style-name="T13">git commit –-amend </text:span><text:span text:style-name="T27">thn it will </text:span><text:span text:style-name="T37">op</text:span><text:span text:style-name="T27">en that file </text:span>if you want to change the message you can otherwise <text:span text:style-name="T27">l</text:span><text:span text:style-name="T26">eave it</text:span></text:p>
        </text:list-item>
        <text:list-item>
          <text:p text:style-name="P23">Question: If by mistake you have commited something to your main branch now you want to move it to other branch how you will do?</text:p>
          <text:list>
            <text:list-item>
              <text:p text:style-name="P23"><text:soft-page-break/>First run command <text:span text:style-name="T13"><text:s/>git log</text:span></text:p>
            </text:list-item>
            <text:list-item>
              <text:p text:style-name="P23">than <text:span text:style-name="T13">copy 5-7 characters of commit hash </text:span>which you want to move to other branch.</text:p>
            </text:list-item>
            <text:list-item>
              <text:p text:style-name="P23">Then checkout to that particular branch<text:span text:style-name="T13"> git checkout &lt;branch-name&gt;</text:span></text:p>
            </text:list-item>
            <text:list-item>
              <text:p text:style-name="P23">Then again run<text:span text:style-name="T13"> git log</text:span> to cross verify.</text:p>
            </text:list-item>
            <text:list-item>
              <text:p text:style-name="P23">Then use command<text:span text:style-name="T13"> git cherry-pick <text:s/>&lt;copied-hash&gt;, </text:span>it will bring that commit to current branch from main and verify it using <text:span text:style-name="T13">git log</text:span></text:p>
            </text:list-item>
          </text:list>
        </text:list-item>
      </text:list>
      <text:list xml:id="list1715941258" text:style-name="L11">
        <text:list-item>
          <text:p text:style-name="P24">After moving commit to other branch from main if you want to delete that commit from main then in that case use:</text:p>
          <text:list>
            <text:list-item>
              <text:p text:style-name="P31">Reset <text:span text:style-name="T1">it is of 3 types:</text:span></text:p>
              <text:list>
                <text:list-item>
                  <text:p text:style-name="P24">first checkout to main branch</text:p>
                </text:list-item>
                <text:list-item>
                  <text:p text:style-name="P33">git reset --soft &lt;commit hash&gt;</text:p>
                </text:list-item>
                <text:list-item>
                  <text:p text:style-name="P32">git reset –mixed &lt;commit hash&gt;</text:p>
                </text:list-item>
                <text:list-item>
                  <text:p text:style-name="P32">git reset –hard &lt;commit hash&gt; <text:span text:style-name="T10">this command will totally delete our <text:s/>changes.</text:span></text:p>
                </text:list-item>
              </text:list>
            </text:list-item>
          </text:list>
        </text:list-item>
      </text:list>
      <text:list xml:id="list2395851132" text:style-name="L12">
        <text:list-item>
          <text:p text:style-name="P25">To remove all untracked file use command:<text:span text:style-name="T13"> git clean -df </text:span>it is an important command sometimes people use to unzip files accidentally within the git repository and it will create just a ton of untracked files and subdirectories, and remove all these untracked file <text:span text:style-name="T32">with the help of these command</text:span></text:p>
        </text:list-item>
      </text:list>
      <text:list xml:id="list666512821" text:style-name="L13">
        <text:list-item>
          <text:p text:style-name="P34">Question<text:span text:style-name="T1">: if by mistake you ran command </text:span><text:span text:style-name="T31">git reset –hard &lt;commit hash&gt; </text:span><text:span text:style-name="T1">but still you need some of the changes what you will do?</text:span></text:p>
          <text:list>
            <text:list-item>
              <text:p text:style-name="P34"><text:span text:style-name="T1">For that run command </text:span>git reflog <text:span text:style-name="T1">it shows commits with hash in the order of when you last reference them it will give you yours detail instruction of commits</text:span></text:p>
            </text:list-item>
            <text:list-item>
              <text:p text:style-name="P35"><text:span text:style-name="T1">then take that particular hash and run command </text:span>git checkout &lt;commit-hash&gt; <text:span text:style-name="T1">and verify it using command </text:span>git log <text:span text:style-name="T1"><text:s/>than you will see your changes will be back</text:span></text:p>
            </text:list-item>
            <text:list-item>
              <text:p text:style-name="P35"><text:span text:style-name="T1">after doing checkout to that particular commit hash we are in </text:span>detached head state<text:span text:style-name="T1">, means we are not on a branch where we currently are it will be trashed at some point in future so to save this changes we need to make a branch from it.</text:span></text:p>
            </text:list-item>
            <text:list-item>
              <text:p text:style-name="P35"><text:span text:style-name="T1">So after using that hash i.e. </text:span>git checkout &lt;commit-hash&gt; <text:span text:style-name="T1"><text:tab/>create branch with command</text:span> git checkout &lt;backup(whatever name you want to keep)&gt;</text:p>
            </text:list-item>
            <text:list-item>
              <text:p text:style-name="P26">now when you will run command <text:span text:style-name="T13">git branch </text:span>to see all branches you will see message <text:span text:style-name="T13">*(HEAD detached at:hashidof commit) </text:span>and that is we will get garbage collected at some point, now we will see all branches with this new branch i.e. <text:span text:style-name="T13"><text:s/>backup </text:span>in my case</text:p>
            </text:list-item>
            <text:list-item>
              <text:p text:style-name="P27">Now we can do <text:span text:style-name="T13">git checkout backup </text:span>you will find all changes in that commit which got vanished due to git reset –hard</text:p>
            </text:list-item>
            <text:list-item>
              <text:p text:style-name="P36">git revert &lt;commit hash&gt;:<text:span text:style-name="T1"> To undo the commit which already othr pepole have checked out.</text:span></text:p>
            </text:list-item>
          </text:list>
        </text:list-item>
      </text:list>
      <text:p text:style-name="P19"/>
      <text:p text:style-name="P17">Using Stash command</text:p>
      <text:list xml:id="list3316381958" text:style-name="L14">
        <text:list-item>
          <text:p text:style-name="P37">git stash: <text:span text:style-name="T1">it is used whenever you have some changes that you are not quite ready to commit and may be you need to switch branches or even just want to revert back temporarily where it was that you started and you don’t know what to do with your changes,<text:tab/></text:span><text:span text:style-name="T11">that time</text:span><text:span text:style-name="T1"> you can do a stash on those changes and it will save them in temporary place to where you can go and do what <text:s/>you need to do and then come back to those changes later on.</text:span></text:p>
        </text:list-item>
        <text:list-item>
          <text:p text:style-name="P37">git stash <text:span text:style-name="T34">save “message”</text:span><text:span text:style-name="T12"> :</text:span><text:span text:style-name="T34"> </text:span><text:span text:style-name="T12">To stash</text:span></text:p>
        </text:list-item>
        <text:list-item>
          <text:p text:style-name="P38">git stash list:<text:span text:style-name="T1"> it will give stash list for example</text:span></text:p>
          <text:p text:style-name="P38">stash@{0}:On add: Worked on add function</text:p>
        </text:list-item>
        <text:list-item>
          <text:p text:style-name="P28">To bring back the stash use command <text:span text:style-name="T13"><text:s/>git stash apply stash@{0} </text:span>it will bring back you to the point where you have made changes and stashed,but this command will not remove that particular stash from stash list when you will run git stash list you will <text:span text:style-name="T35">again </text:span>see <text:span text:style-name="T13">stash@{0}:On add: Worked on add function</text:span></text:p>
        </text:list-item>
        <text:list-item>
          <text:p text:style-name="P29"><text:span text:style-name="T13">git stash pop </text:span>it will remove stash from list and apply also pop will by default takes first stash</text:p>
        </text:list-item>
        <text:list-item>
          <text:p text:style-name="P30"><text:soft-page-break/><text:span text:style-name="T13">git stash drop </text:span><text:span text:style-name="T16">stash@{0}: </text:span>it will <text:span text:style-name="T36">remove that stash without applying it is generally used whenever we don’t want to implement or use that changes.<text:tab/></text:span></text:p>
        </text:list-item>
        <text:list-item>
          <text:p text:style-name="P30"><text:span text:style-name="T17">Git stash clear:</text:span><text:span text:style-name="T36"> to get rid of all stash</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0:20:36.895288855</meta:creation-date>
    <meta:editing-duration>PT2H6M49S</meta:editing-duration>
    <meta:editing-cycles>8</meta:editing-cycles>
    <meta:generator>LibreOffice/6.4.4.2$Linux_X86_64 LibreOffice_project/40$Build-2</meta:generator>
    <dc:date>2021-01-17T23:00:28.906719650</dc:date>
    <meta:document-statistic meta:table-count="0" meta:image-count="0" meta:object-count="0" meta:page-count="4" meta:paragraph-count="103" meta:word-count="1389" meta:character-count="7440" meta:non-whitespace-character-count="6213"/>
  </office:meta>
</office:document-meta>
</file>